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1.721cm" table:align="center" fo:background-color="#0060f0">
        <style:background-image/>
      </style:table-properties>
    </style:style>
    <style:style style:name="Tabla1.A" style:family="table-column">
      <style:table-column-properties style:column-width="11.721cm"/>
    </style:style>
    <style:style style:name="Tabla1.A1" style:family="table-cell">
      <style:table-cell-properties style:vertical-align="middle" fo:padding="0.049cm" fo:border="none"/>
    </style:style>
    <style:style style:name="P1" style:family="paragraph" style:parent-style-name="Text_20_body" style:list-style-name="L1">
      <style:paragraph-properties fo:orphans="2" fo:widows="2"/>
    </style:style>
    <style:style style:name="P2" style:family="paragraph" style:parent-style-name="Text_20_body" style:list-style-name="L2">
      <style:paragraph-properties fo:orphans="2" fo:widows="2"/>
    </style:style>
    <style:style style:name="P3" style:family="paragraph" style:parent-style-name="Text_20_body">
      <style:paragraph-properties fo:margin-left="0cm" fo:margin-right="0cm" fo:text-align="end" style:justify-single-word="false" fo:orphans="2" fo:widows="2" fo:text-indent="0cm" style:auto-text-indent="false"/>
    </style:style>
    <style:style style:name="P4" style:family="paragraph" style:parent-style-name="Text_20_body">
      <style:paragraph-properties fo:margin-left="0cm" fo:margin-right="0cm" fo:orphans="2" fo:widows="2" fo:text-indent="0cm" style:auto-text-indent="false"/>
      <style:text-properties fo:font-variant="normal" fo:text-transform="none" fo:color="#000000" style:font-name="Helvetica" fo:font-size="14pt" fo:letter-spacing="normal" fo:font-style="normal" fo:font-weight="normal"/>
    </style:style>
    <style:style style:name="P5" style:family="paragraph" style:parent-style-name="Text_20_body">
      <style:paragraph-properties fo:margin-left="0cm" fo:margin-right="0cm" fo:orphans="2" fo:widows="2" fo:text-indent="0cm" style:auto-text-indent="false"/>
    </style:style>
    <style:style style:name="P6" style:family="paragraph" style:parent-style-name="Text_20_body" style:list-style-name="L1">
      <style:paragraph-properties fo:margin-top="0cm" fo:margin-bottom="0cm" loext:contextual-spacing="false" fo:orphans="2" fo:widows="2"/>
    </style:style>
    <style:style style:name="P7" style:family="paragraph" style:parent-style-name="Text_20_body" style:list-style-name="L2">
      <style:paragraph-properties fo:margin-top="0cm" fo:margin-bottom="0cm" loext:contextual-spacing="false" fo:orphans="2" fo:widows="2"/>
      <style:text-properties fo:font-variant="normal" fo:text-transform="none" fo:color="#000000" style:font-name="Helvetica" fo:font-size="14pt" fo:letter-spacing="normal" fo:font-style="normal" fo:font-weight="normal"/>
    </style:style>
    <style:style style:name="P8" style:family="paragraph" style:parent-style-name="Table_20_Contents">
      <style:paragraph-properties fo:text-align="center" style:justify-single-word="false"/>
      <style:text-properties fo:color="#c0ffff"/>
    </style:style>
    <style:style style:name="P9" style:family="paragraph" style:parent-style-name="Heading_20_2">
      <style:paragraph-properties fo:margin-left="0cm" fo:margin-right="0cm" fo:orphans="2" fo:widows="2" fo:text-indent="0cm" style:auto-text-indent="false"/>
      <style:text-properties fo:font-variant="normal" fo:text-transform="none" fo:color="#0070e8" style:font-name="Helvetica" fo:letter-spacing="normal" fo:font-style="normal"/>
    </style:style>
    <style:style style:name="P10" style:family="paragraph" style:parent-style-name="Preformatted_20_Text">
      <style:paragraph-properties fo:orphans="2" fo:widows="2"/>
      <style:text-properties fo:font-variant="normal" fo:text-transform="none" fo:color="#000000" fo:letter-spacing="normal" fo:font-style="normal" fo:font-weight="normal"/>
    </style:style>
    <style:style style:name="P11"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style:style>
    <style:style style:name="P1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style:style>
    <style:style style:name="T1" style:family="text">
      <style:text-properties fo:font-size="18pt" fo:font-weight="bold"/>
    </style:style>
    <style:style style:name="T2" style:family="text">
      <style:text-properties fo:font-variant="normal" fo:text-transform="none" fo:color="#000000" style:font-name="Helvetica" fo:font-size="14pt" fo:letter-spacing="normal" fo:font-style="normal"/>
    </style:style>
    <style:style style:name="T3" style:family="text">
      <style:text-properties fo:font-variant="normal" fo:text-transform="none" fo:color="#000000" style:font-name="Helvetica" fo:font-size="14pt" fo:letter-spacing="normal" fo:font-style="normal" fo:font-weight="normal"/>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a1" table:style-name="Tabla1">
        <table:table-column table:style-name="Tabla1.A"/>
        <table:table-row>
          <table:table-cell table:style-name="Tabla1.A1" office:value-type="string">
            <text:p text:style-name="P8"> <text:span text:style-name="T1">Mecánicos y Averías </text:span></text:p>
          </table:table-cell>
        </table:table-row>
      </table:table>
      <text:p text:style-name="P3"><text:span text:style-name="Strong_20_Emphasis"><text:span text:style-name="T2">PID: 904</text:span></text:span></text:p>
      <text:h text:style-name="P9" text:outline-level="2"><text:bookmark text:name="SECTION1"/>Contexto</text:h>
      <text:p text:style-name="P4">Estás trabajando de informático/a en una empresa que se dedica a reparar maquinaria pesada. Cada mecánico puede reparar ciertos tipos de avería. La reparación de una avería requiere de la asignación de un mecánico, y cada mecánico puede estar asignado cada día a un máximo de una avería. La empresa te pide que diseñes un programa que permita optimizar la asignación diaria de mecánicos a averías, de modo que se consiga reparar el máximo posible de averías cada día.</text:p>
      <text:h text:style-name="P9" text:outline-level="2"><text:bookmark text:name="SECTION2"/>El Problema</text:h>
      <text:p text:style-name="P5"><text:span text:style-name="T3">Tenemos </text:span><text:span text:style-name="Emphasis"><text:span text:style-name="T3">M</text:span></text:span><text:span text:style-name="T3"> mecánicos y </text:span><text:span text:style-name="Emphasis"><text:span text:style-name="T3">A</text:span></text:span><text:span text:style-name="T3"> averías por reparar. Una tabla bidimensional </text:span><text:span text:style-name="Emphasis"><text:span text:style-name="T3">C</text:span></text:span><text:span text:style-name="T3">, de elementos booleanos </text:span><text:span text:style-name="Emphasis"><text:span text:style-name="T3">c</text:span></text:span><text:span text:style-name="T3">(</text:span><text:span text:style-name="Emphasis"><text:span text:style-name="T3">i</text:span></text:span><text:span text:style-name="T3">,</text:span><text:span text:style-name="Emphasis"><text:span text:style-name="T3">j</text:span></text:span><text:span text:style-name="T3">), indica que el mecánico </text:span><text:span text:style-name="Emphasis"><text:span text:style-name="T3">i</text:span></text:span><text:span text:style-name="T3"> tiene capacidad para reparar la avería</text:span><text:span text:style-name="Emphasis"><text:span text:style-name="T3"> j</text:span></text:span><text:span text:style-name="T3">.</text:span></text:p>
      <text:p text:style-name="P4">Se debe realizar una asignación de mecánicos a averías que maximice el número de averías reparadas en el día, teniendo en cuenta que cada mecánico puede ser asignado a una única avería.</text:p>
      <text:h text:style-name="P9" text:outline-level="2"><text:bookmark text:name="SECTION3"/>Entrada</text:h>
      <text:p text:style-name="P5"><text:span text:style-name="T3">La primera línea de la entrada contiene un entero, </text:span><text:span text:style-name="Emphasis"><text:span text:style-name="T3">P</text:span></text:span><text:span text:style-name="T3">, que indica el número de casos de prueba.</text:span></text:p>
      <text:p text:style-name="P5"><text:span text:style-name="T3">Cada caso de prueba contiene 1+</text:span><text:span text:style-name="Emphasis"><text:span text:style-name="T3">M</text:span></text:span><text:span text:style-name="T3"> líneas:</text:span></text:p>
      <text:list xml:id="list4967203041987436698" text:style-name="L1">
        <text:list-item>
          <text:p text:style-name="P6"><text:span text:style-name="T3">la primera línea tiene dos enteros, </text:span><text:span text:style-name="Emphasis"><text:span text:style-name="T3">M</text:span></text:span><text:span text:style-name="T3"> y </text:span><text:span text:style-name="Emphasis"><text:span text:style-name="T3">A</text:span></text:span><text:span text:style-name="T3">, que indican el número de mecánicos y de averías, respectivamente.</text:span></text:p>
        </text:list-item>
        <text:list-item>
          <text:p text:style-name="P1"><text:span text:style-name="T3">las siguientes </text:span><text:span text:style-name="Emphasis"><text:span text:style-name="T3">M</text:span></text:span><text:span text:style-name="T3"> líneas contienen </text:span><text:span text:style-name="Emphasis"><text:span text:style-name="T3">T</text:span></text:span><text:span text:style-name="T3"> enteros cada una, separados por espacios en blanco, correspondiendo el entero </text:span><text:span text:style-name="Emphasis"><text:span text:style-name="T3">j</text:span></text:span><text:span text:style-name="T3">-ésimo de la línea </text:span><text:span text:style-name="Emphasis"><text:span text:style-name="T3">i</text:span></text:span><text:span text:style-name="T3">-ésima la capacidad del mecánico </text:span><text:span text:style-name="Emphasis"><text:span text:style-name="T3">i</text:span></text:span><text:span text:style-name="T3">-ésimo para reparar la avería </text:span><text:span text:style-name="Emphasis"><text:span text:style-name="T3">j</text:span></text:span><text:span text:style-name="T3">-ésima, es decir, el elemento c(</text:span><text:span text:style-name="Emphasis"><text:span text:style-name="T3">i,j</text:span></text:span><text:span text:style-name="T3">) de la tabla </text:span><text:span text:style-name="Emphasis"><text:span text:style-name="T3">C</text:span></text:span><text:span text:style-name="T3">.</text:span></text:p>
        </text:list-item>
      </text:list>
      <text:h text:style-name="P9" text:outline-level="2"><text:bookmark text:name="SECTION4"/><text:soft-page-break/>Salida</text:h>
      <text:p text:style-name="P5"><text:span text:style-name="T3">La primera línea de la salida contiene un entero, </text:span><text:span text:style-name="Emphasis"><text:span text:style-name="T3">P</text:span></text:span><text:span text:style-name="T3">, que indica el número de resultados.</text:span></text:p>
      <text:p text:style-name="P4">Para cada caso resultado, la salida deberá tener dos líneas:</text:p>
      <text:list xml:id="list3460461473713177866" text:style-name="L2">
        <text:list-item>
          <text:p text:style-name="P7">la primera línea es el número total de averías reparadas.</text:p>
        </text:list-item>
        <text:list-item>
          <text:p text:style-name="P2"><text:span text:style-name="T3">la segunda línea indica qué mecánico se asignó a cada avería. Contendrá </text:span><text:span text:style-name="Emphasis"><text:span text:style-name="T3">A</text:span></text:span><text:span text:style-name="T3"> números enteros, separados por espacios en blanco, donde el entero </text:span><text:span text:style-name="Emphasis"><text:span text:style-name="T3">j</text:span></text:span><text:span text:style-name="T3">-ésimo indica el mecánico asignado a la avería </text:span><text:span text:style-name="Emphasis"><text:span text:style-name="T3">j</text:span></text:span><text:span text:style-name="T3">-ésima; para las averías no reparadas se utilizará el número 0.</text:span></text:p>
        </text:list-item>
      </text:list>
      <text:p text:style-name="P4">En caso de haber varias posibles soluciones óptimas, deberás elegir aquella que en la salida se codifique con el menor número. Por ejemplo, en el segundo ejemplo de abajo son válidas las soluciones "1 2 4", "2 4 1" y "4 2 1", luego la solución será la primera.</text:p>
      <text:p text:style-name="P4">No obstante, los ceros deben dejarse al final. Dicho de otro modo, en el árbol de backtracking se debe generar primero 1, 2, 3, ... y por último el 0. Por ejemplo, si una solución es "1 2 4 0 0" y la otra es "0 0 1 2 4" o bien "1 0 2 0 4", se elegirá la primera.</text:p>
      <text:h text:style-name="P9" text:outline-level="2"><text:bookmark text:name="SECTION5"/>Ejemplo de Entrada</text:h>
      <text:p text:style-name="P11">3</text:p>
      <text:p text:style-name="P10">2 3</text:p>
      <text:p text:style-name="P10">0 1 0</text:p>
      <text:p text:style-name="P10">0 0 0</text:p>
      <text:p text:style-name="P10">4 3</text:p>
      <text:p text:style-name="P10">1 0 1</text:p>
      <text:p text:style-name="P10">1 1 0</text:p>
      <text:p text:style-name="P10">0 0 0</text:p>
      <text:p text:style-name="P10">1 1 1</text:p>
      <text:p text:style-name="P10">2 3</text:p>
      <text:p text:style-name="P10">0 0 1</text:p>
      <text:p text:style-name="P12">1 0 1</text:p>
      <text:h text:style-name="P9" text:outline-level="2"><text:bookmark text:name="SECTION6"/>Ejemplo de Salida</text:h>
      <text:p text:style-name="P11">3</text:p>
      <text:p text:style-name="P10">1</text:p>
      <text:p text:style-name="P10">0 1 0</text:p>
      <text:p text:style-name="P10">3</text:p>
      <text:p text:style-name="P10">1 2 4</text:p>
      <text:p text:style-name="P10">2</text:p>
      <text:p text:style-name="P12">2 0 1</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4T19:34:28.892690534</meta:creation-date>
    <dc:date>2017-05-04T19:34:54.096171172</dc:date>
    <meta:editing-duration>PT28S</meta:editing-duration>
    <meta:editing-cycles>1</meta:editing-cycles>
    <meta:document-statistic meta:table-count="1" meta:image-count="0" meta:object-count="0" meta:page-count="3" meta:paragraph-count="40" meta:word-count="476" meta:character-count="2463" meta:non-whitespace-character-count="2029"/>
    <meta:generator>LibreOffice/5.1.6.2$Linux_X86_64 LibreOffice_project/10m0$Build-2</meta:generator>
  </office:meta>
</office:document-meta>
</file>